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style:font-name="Calibri" fo:font-size="12pt" style:font-name-asian="Calibri1" style:font-size-asian="12pt" style:font-name-complex="Calibri1" style:font-size-complex="12pt"/>
    </style:style>
    <style:style style:name="P3" style:family="paragraph" style:parent-style-name="Standard" style:master-page-name="Standard">
      <style:paragraph-properties fo:line-height="100%" style:page-number="1"/>
    </style:style>
    <style:style style:name="T1" style:family="text">
      <style:text-properties style:font-name="Calibri" fo:font-size="12pt" style:font-name-asian="Calibri1" style:font-size-asian="12pt" style:font-name-complex="Calibri1" style:font-size-complex="12pt"/>
    </style:style>
    <style:style style:name="T2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Data Structures and Algorithm</text:span></text:p>
      <text:p text:style-name="P1"><text:span text:style-name="T1">1. Can we solve this using the sorting technique?</text:span><text:line-break/><text:span text:style-name="T1"> </text:span><text:tab/><text:span text:style-name="T1">We can combine two techniques to get a solution to the problem. This can be done as:-</text:span><text:line-break/><text:span text:style-name="T1"> Create an array and store all the addresses of the nodes.</text:span><text:line-break/><text:span text:style-name="T1"> Now sort this array.</text:span><text:line-break/><text:span text:style-name="T1"> For each element in the second list, from the beginning search for the address in the array.</text:span><text:line-break/><text:span text:style-name="T1"> We can use a very efficient search algorithm like Binary Search which gives us the result in O(log n).</text:span><text:line-break/><text:span text:style-name="T1"> If we find </text:span><text:span text:style-name="T2">the</text:span><text:span text:style-name="T1"> same memory address, that means that is the merging point of the 2 lists.</text:span><text:line-break/><text:span text:style-name="T1"> </text:span><text:line-break/><text:span text:style-name="T1">2. Can we solve it using hash tables?</text:span><text:line-break/><text:span text:style-name="T1"> </text:span><text:tab/><text:span text:style-name="T1">Yes, we can solve it using a hash table. This method is similar to the brute force method. The following steps are involved in it:-</text:span><text:line-break/><text:span text:style-name="T1"> •</text:span><text:tab/><text:span text:style-name="T1">Select a List, that has fewer elements. We can get the number of elements, by a single scan on both lists. If both the lists have </text:span><text:span text:style-name="T2">the</text:span><text:span text:style-name="T1"> same number of elements, select any list at random.</text:span><text:line-break/><text:span text:style-name="T1"> •</text:span><text:tab/><text:span text:style-name="T1">Create a hash table using the list with fewer elements. Creating a hash table means storing the address of each of the nodes of the smaller list in a separate data structure such as an array.</text:span><text:line-break/><text:span text:style-name="T1"> •</text:span><text:tab/><text:span text:style-name="T1">Now, traverse the other list and compare the address of each node with the values in the hash table.</text:span><text:line-break/><text:span text:style-name="T1"> •</text:span><text:tab/><text:span text:style-name="T1">If there exists an intersection point, certainly we will find a match in the hash table and we will obtain the intersection point</text:span><text:line-break/><text:span text:style-name="T1"> </text:span><text:line-break/><text:span text:style-name="T1">3. Can we use stacks for solving?</text:span><text:line-break/><text:span text:style-name="T1"> </text:span><text:tab/><text:span text:style-name="T1">Yes, we can solve this problem using the concept of stacks. A stack is a data structure </text:span><text:span text:style-name="T2">that</text:span><text:span text:style-name="T1"> follows the principle of LAST IN FIRST OUT (LIFO).</text:span><text:line-break/><text:span text:style-name="T1"> </text:span><text:line-break/><text:span text:style-name="T1">4. Is there any other way of solving this?</text:span><text:line-break/><text:span text:style-name="T1"> </text:span><text:tab/><text:span text:style-name="T1">Yes, we can use the Brute force method to solve this</text:span><text:line-break/><text:span text:style-name="T1"> </text:span><text:line-break/><text:span text:style-name="T1">5. Can we improve the complexity?</text:span><text:line-break/><text:span text:style-name="T1"> </text:span><text:tab/><text:span text:style-name="T1">Yes, we can improve complexity.</text:span><text:line-break/><text:span text:style-name="T1"> The steps involved are:-</text:span><text:line-break/><text:span text:style-name="T1"> •</text:span><text:tab/><text:span text:style-name="T1">Find the length of both lists. Let ‘m’ be the length of List 1 and ‘n’ be the length of List 2.</text:span><text:line-break/><text:span text:style-name="T1"> •</text:span><text:tab/><text:span text:style-name="T1">Find the difference in length of both lists. d = m – n</text:span><text:line-break/><text:span text:style-name="T1"> •</text:span><text:tab/><text:span text:style-name="T1">Move ahead ‘d’ steps in the </text:span><text:span text:style-name="T2">long</text:span><text:span text:style-name="T1"> list.</text:span><text:line-break/><text:span text:style-name="T1"> •</text:span><text:tab/><text:span text:style-name="T1">This means that we have reached a point after which, both of the lists have a same number of nodes till the end.</text:span><text:line-break/><text:span text:style-name="T1"> •</text:span><text:tab/><text:span text:style-name="T1">Now move ahead in both the lists in parallel, till the ‘NEXT’ of both the lists is not the same.</text:span><text:line-break/><text:span text:style-name="T1"> •</text:span><text:tab/><text:span text:style-name="T1">The NEXT at which both the lists are the same is the merging point of both the lists.</text:span><text:line-break/><text:span text:style-name="T1"> </text:span><text:line-break/></text:p>
      <text:p text:style-name="P2"/>
      <text:p text:style-name="P2"/>
      <text:p text:style-name="P2"/>
      <text:p text:style-name="P1"><text:span text:style-name="T1">Time Complexity: O(max(m,n))</text:span><text:line-break/><text:span text:style-name="T1"> Space Complexity: O(1)</text:span></text:p>
      <text:p text:style-name="P1"><text:line-break/></text:p>
      <text:p text:style-name="P1"><text:span text:style-name="T1">a)How will you solve it without recursion?</text:span><text:line-break/><text:span text:style-name="T1"> By using the iterative method we can find the size of the binary tree</text:span></text:p>
      <text:p text:style-name="P1"><text:line-break/></text:p>
      <text:p text:style-name="P1"><text:line-break/><text:span text:style-name="T2">Mohamed Omar Jafran</text:span></text:p>
      <text:p text:style-name="P1"><text:span text:style-name="T2">21105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8" meta:word-count="459" meta:character-count="2408" meta:non-whitespace-character-count="1912"/>
    <meta:generator>LibreOfficeDev/6.0.5.2$Linux_X86_64 LibreOffice_project/</meta:generator>
  </office:meta>
</office:document-meta>
</file>